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2.0016in"/>
    </style:style>
    <style:style style:name="co4" style:family="table-column">
      <style:table-column-properties fo:break-before="auto" style:column-width="0.376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420e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3366"/>
    </style:style>
    <style:style style:name="ce5" style:family="table-cell" style:parent-style-name="Default">
      <style:table-cell-properties fo:background-color="#ffcc99"/>
    </style:style>
  </office:automatic-styles>
  <office:body>
    <office:spreadsheet>
      <table:table table:name="pinout" table:style-name="ta1" table:print="false"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office:value-type="string">
            <text:p>Atmega88 TQFP32 Pin Usage</text:p>
          </table:table-cell>
          <table:table-cell/>
          <table:table-cell office:value-type="string">
            <text:p>Port</text:p>
          </table:table-cell>
          <table:table-cell office:value-type="string">
            <text:p>Special</text:p>
          </table:table-cell>
          <table:table-cell office:value-type="string">
            <text:p>I2C</text:p>
          </table:table-cell>
          <table:table-cell office:value-type="string">
            <text:p>UART</text:p>
          </table:table-cell>
          <table:table-cell office:value-type="string">
            <text:p>Debugwire</text:p>
            <text:p>(JTAG)</text:p>
          </table:table-cell>
          <table:table-cell office:value-type="string">
            <text:p>SPI</text:p>
          </table:table-cell>
          <table:table-cell office:value-type="string">
            <text:p>iSP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PIN</text:p>
          </table:table-cell>
          <table:table-cell table:number-columns-repeated="8"/>
        </table:table-row>
        <table:table-row table:style-name="ro1">
          <table:table-cell office:value-type="string">
            <text:p>ledr</text:p>
          </table:table-cell>
          <table:table-cell office:value-type="float" office:value="1">
            <text:p>1</text:p>
          </table:table-cell>
          <table:table-cell office:value-type="string">
            <text:p>(PCINT19/OC2B/INT1) PD3</text:p>
          </table:table-cell>
          <table:table-cell office:value-type="string">
            <text:p>PD3</text:p>
          </table:table-cell>
          <table:table-cell table:number-columns-repeated="6"/>
        </table:table-row>
        <table:table-row table:style-name="ro1">
          <table:table-cell office:value-type="string">
            <text:p>ledg</text:p>
          </table:table-cell>
          <table:table-cell office:value-type="float" office:value="2">
            <text:p>2</text:p>
          </table:table-cell>
          <table:table-cell office:value-type="string">
            <text:p>(PCINT20/XCK/T0) PD4</text:p>
          </table:table-cell>
          <table:table-cell office:value-type="string">
            <text:p>PD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VCC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VCC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(PCINT6/XTAL1/TOSC1) PB6</text:p>
          </table:table-cell>
          <table:table-cell table:style-name="ce1" office:value-type="string">
            <text:p>PB6</text:p>
          </table:table-cell>
          <table:table-cell office:value-type="string">
            <text:p>Quarz</text:p>
          </table:table-cell>
          <table:table-cell table:number-columns-repeated="5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(PCINT7/XTAL2/TOSC2) PB7</text:p>
          </table:table-cell>
          <table:table-cell table:style-name="ce1" office:value-type="string">
            <text:p>PB7</text:p>
          </table:table-cell>
          <table:table-cell office:value-type="string">
            <text:p>Quarz</text:p>
          </table:table-cell>
          <table:table-cell table:number-columns-repeated="5"/>
        </table:table-row>
        <table:table-row table:style-name="ro1">
          <table:table-cell office:value-type="string">
            <text:p>ledb</text:p>
          </table:table-cell>
          <table:table-cell office:value-type="float" office:value="9">
            <text:p>9</text:p>
          </table:table-cell>
          <table:table-cell office:value-type="string">
            <text:p>(PCINT21/OC0B/T1) PD5</text:p>
          </table:table-cell>
          <table:table-cell office:value-type="string">
            <text:p>PD5</text:p>
          </table:table-cell>
          <table:table-cell table:number-columns-repeated="6"/>
        </table:table-row>
        <table:table-row table:style-name="ro1">
          <table:table-cell office:value-type="string">
            <text:p>ledw</text:p>
          </table:table-cell>
          <table:table-cell office:value-type="float" office:value="10">
            <text:p>10</text:p>
          </table:table-cell>
          <table:table-cell office:value-type="string">
            <text:p>(PCINT22/OC0A/AIN0) PD6</text:p>
          </table:table-cell>
          <table:table-cell office:value-type="string">
            <text:p>PD6</text:p>
          </table:table-cell>
          <table:table-cell table:number-columns-repeated="6"/>
        </table:table-row>
        <table:table-row table:style-name="ro1">
          <table:table-cell office:value-type="string">
            <text:p>ledu</text:p>
          </table:table-cell>
          <table:table-cell office:value-type="float" office:value="11">
            <text:p>11</text:p>
          </table:table-cell>
          <table:table-cell office:value-type="string">
            <text:p>(PCINT23/AIN1) PD7</text:p>
          </table:table-cell>
          <table:table-cell office:value-type="string">
            <text:p>PD7</text:p>
          </table:table-cell>
          <table:table-cell table:number-columns-repeated="6"/>
        </table:table-row>
        <table:table-row table:style-name="ro1">
          <table:table-cell office:value-type="string">
            <text:p>Decode ADD</text:p>
          </table:table-cell>
          <table:table-cell office:value-type="float" office:value="12">
            <text:p>12</text:p>
          </table:table-cell>
          <table:table-cell office:value-type="string">
            <text:p>(PCINT0/CLKO/ICP1) PB0</text:p>
          </table:table-cell>
          <table:table-cell office:value-type="string">
            <text:p>PB0</text:p>
          </table:table-cell>
          <table:table-cell table:number-columns-repeated="6"/>
        </table:table-row>
        <table:table-row table:style-name="ro1">
          <table:table-cell office:value-type="string">
            <text:p>Decode Button 1</text:p>
          </table:table-cell>
          <table:table-cell office:value-type="float" office:value="13">
            <text:p>13</text:p>
          </table:table-cell>
          <table:table-cell office:value-type="string">
            <text:p>PB1 (OC1A/PCINT1)</text:p>
          </table:table-cell>
          <table:table-cell office:value-type="string">
            <text:p>PB1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PB2 (SS/OC1B/PCINT2)</text:p>
          </table:table-cell>
          <table:table-cell table:style-name="ce2" office:value-type="string">
            <text:p>PB2</text:p>
          </table:table-cell>
          <table:table-cell table:number-columns-repeated="4"/>
          <table:table-cell office:value-type="string">
            <text:p>SS</text:p>
          </table:table-cell>
          <table:table-cell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PB3 (MOSI/OC2A/PCINT3)</text:p>
          </table:table-cell>
          <table:table-cell table:style-name="ce2" office:value-type="string">
            <text:p>PB3</text:p>
          </table:table-cell>
          <table:table-cell table:number-columns-repeated="4"/>
          <table:table-cell table:number-columns-repeated="2" office:value-type="string">
            <text:p>MOSI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PB4 (MISO/PCINT4)</text:p>
          </table:table-cell>
          <table:table-cell table:style-name="ce2" office:value-type="string">
            <text:p>PB4</text:p>
          </table:table-cell>
          <table:table-cell table:number-columns-repeated="4"/>
          <table:table-cell table:number-columns-repeated="2" office:value-type="string">
            <text:p>MISO</text:p>
          </table:table-cell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PB5 (SCK/PCINT5)</text:p>
          </table:table-cell>
          <table:table-cell table:style-name="ce2" office:value-type="string">
            <text:p>PB5</text:p>
          </table:table-cell>
          <table:table-cell table:number-columns-repeated="4"/>
          <table:table-cell table:number-columns-repeated="2" office:value-type="string">
            <text:p>SCK</text:p>
          </table:table-cell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AVCC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ADC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AREF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GND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ADC7</text:p>
          </table:table-cell>
          <table:table-cell table:number-columns-repeated="7"/>
        </table:table-row>
        <table:table-row table:style-name="ro1">
          <table:table-cell office:value-type="string">
            <text:p>Decode Btton2</text:p>
          </table:table-cell>
          <table:table-cell office:value-type="float" office:value="23">
            <text:p>23</text:p>
          </table:table-cell>
          <table:table-cell office:value-type="string">
            <text:p>PC0 (ADC0/PCINT8)</text:p>
          </table:table-cell>
          <table:table-cell office:value-type="string">
            <text:p>PC0</text:p>
          </table:table-cell>
          <table:table-cell table:number-columns-repeated="6"/>
        </table:table-row>
        <table:table-row table:style-name="ro1">
          <table:table-cell office:value-type="string">
            <text:p>Decode Button3</text:p>
          </table:table-cell>
          <table:table-cell office:value-type="float" office:value="24">
            <text:p>24</text:p>
          </table:table-cell>
          <table:table-cell office:value-type="string">
            <text:p>PC1 (ADC1/PCINT9)</text:p>
          </table:table-cell>
          <table:table-cell office:value-type="string">
            <text:p>PC1</text:p>
          </table:table-cell>
          <table:table-cell table:number-columns-repeated="6"/>
        </table:table-row>
        <table:table-row table:style-name="ro1">
          <table:table-cell office:value-type="string">
            <text:p>Spare ADC2</text:p>
          </table:table-cell>
          <table:table-cell office:value-type="float" office:value="25">
            <text:p>25</text:p>
          </table:table-cell>
          <table:table-cell office:value-type="string">
            <text:p>PC2 (ADC2/PCINT10)</text:p>
          </table:table-cell>
          <table:table-cell office:value-type="string">
            <text:p>PC2</text:p>
          </table:table-cell>
          <table:table-cell table:number-columns-repeated="6"/>
        </table:table-row>
        <table:table-row table:style-name="ro1">
          <table:table-cell office:value-type="string">
            <text:p>Spare ADC3</text:p>
          </table:table-cell>
          <table:table-cell office:value-type="float" office:value="26">
            <text:p>26</text:p>
          </table:table-cell>
          <table:table-cell office:value-type="string">
            <text:p>PC3 (ADC3/PCINT11)</text:p>
          </table:table-cell>
          <table:table-cell office:value-type="string">
            <text:p>PC3</text:p>
          </table:table-cell>
          <table:table-cell table:number-columns-repeated="6"/>
        </table:table-row>
        <table:table-row table:style-name="ro1">
          <table:table-cell office:value-type="string">
            <text:p>spi</text:p>
          </table:table-cell>
          <table:table-cell office:value-type="float" office:value="27">
            <text:p>27</text:p>
          </table:table-cell>
          <table:table-cell office:value-type="string">
            <text:p>PC4 (ADC4/SDA/PCINT12)</text:p>
          </table:table-cell>
          <table:table-cell table:style-name="ce3" office:value-type="string">
            <text:p>PC4</text:p>
          </table:table-cell>
          <table:table-cell/>
          <table:table-cell office:value-type="string">
            <text:p>SDA</text:p>
          </table:table-cell>
          <table:table-cell table:number-columns-repeated="4"/>
        </table:table-row>
        <table:table-row table:style-name="ro1">
          <table:table-cell office:value-type="string">
            <text:p>spi</text:p>
          </table:table-cell>
          <table:table-cell office:value-type="float" office:value="28">
            <text:p>28</text:p>
          </table:table-cell>
          <table:table-cell office:value-type="string">
            <text:p>PC5 (ADC5/SCL/PCINT13)</text:p>
          </table:table-cell>
          <table:table-cell table:style-name="ce3" office:value-type="string">
            <text:p>PC5</text:p>
          </table:table-cell>
          <table:table-cell/>
          <table:table-cell office:value-type="string">
            <text:p>SCL</text:p>
          </table:table-cell>
          <table:table-cell table:number-columns-repeated="4"/>
        </table:table-row>
        <table:table-row table:style-name="ro1">
          <table:table-cell office:value-type="string">
            <text:p>rst</text:p>
          </table:table-cell>
          <table:table-cell office:value-type="float" office:value="29">
            <text:p>29</text:p>
          </table:table-cell>
          <table:table-cell office:value-type="string">
            <text:p>(PCINT14/RESET) PC6</text:p>
          </table:table-cell>
          <table:table-cell table:style-name="ce4" office:value-type="string">
            <text:p>PC6</text:p>
          </table:table-cell>
          <table:table-cell table:number-columns-repeated="3"/>
          <table:table-cell office:value-type="string">
            <text:p>RST</text:p>
          </table:table-cell>
          <table:table-cell/>
          <table:table-cell office:value-type="string">
            <text:p>RESET</text:p>
          </table:table-cell>
        </table:table-row>
        <table:table-row table:style-name="ro1">
          <table:table-cell office:value-type="string">
            <text:p>uart</text:p>
          </table:table-cell>
          <table:table-cell office:value-type="float" office:value="30">
            <text:p>30</text:p>
          </table:table-cell>
          <table:table-cell office:value-type="string">
            <text:p>(PCINT16/RXD) PD0</text:p>
          </table:table-cell>
          <table:table-cell table:style-name="ce3" office:value-type="string">
            <text:p>PD0</text:p>
          </table:table-cell>
          <table:table-cell table:number-columns-repeated="2"/>
          <table:table-cell office:value-type="string">
            <text:p>RXD</text:p>
          </table:table-cell>
          <table:table-cell table:number-columns-repeated="3"/>
        </table:table-row>
        <table:table-row table:style-name="ro1">
          <table:table-cell office:value-type="string">
            <text:p>uart</text:p>
          </table:table-cell>
          <table:table-cell office:value-type="float" office:value="31">
            <text:p>31</text:p>
          </table:table-cell>
          <table:table-cell office:value-type="string">
            <text:p>(PCINT17/TXD) PD1</text:p>
          </table:table-cell>
          <table:table-cell table:style-name="ce3" office:value-type="string">
            <text:p>PD1</text:p>
          </table:table-cell>
          <table:table-cell table:number-columns-repeated="2"/>
          <table:table-cell office:value-type="string">
            <text:p>TXD</text:p>
          </table:table-cell>
          <table:table-cell table:number-columns-repeated="3"/>
        </table:table-row>
        <table:table-row table:style-name="ro1">
          <table:table-cell office:value-type="string">
            <text:p>switch uart/decode</text:p>
          </table:table-cell>
          <table:table-cell office:value-type="float" office:value="32">
            <text:p>32</text:p>
          </table:table-cell>
          <table:table-cell office:value-type="string">
            <text:p>(PCINT18/INT0) PD2</text:p>
          </table:table-cell>
          <table:table-cell office:value-type="string">
            <text:p>PD2</text:p>
          </table:table-cell>
          <table:table-cell table:number-columns-repeated="6"/>
        </table:table-row>
      </table:table>
      <table:table table:name="Sheet2" table:style-name="ta1" table:print="false">
        <table:table-column table:style-name="co1" table:number-columns-repeated="10" table:default-cell-style-name="ce5"/>
        <table:table-column table:style-name="co1" table:number-columns-repeated="2" table:default-cell-style-name="Default"/>
        <table:table-row table:style-name="ro1">
          <table:table-cell table:number-columns-repeated="3"/>
          <table:table-cell office:value-type="string">
            <text:p>1 mil = 0,254 milimeter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Platienbreite 20 mmm</text:p>
          </table:table-cell>
          <table:table-cell table:number-columns-repeated="2"/>
          <table:table-cell table:formula="of:=2.2" office:value-type="float" office:value="2.2">
            <text:p>2.2</text:p>
          </table:table-cell>
          <table:table-cell table:formula="of:=[.G2]/0.0254" office:value-type="float" office:value="86.6141732283465">
            <text:p>86.614173228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Abstand 5,2mm</text:p>
          </table:table-cell>
          <table:table-cell table:number-columns-repeated="2"/>
          <table:table-cell table:formula="of:=2.2+5.2" office:value-type="float" office:value="7.4">
            <text:p>7.4</text:p>
          </table:table-cell>
          <table:table-cell table:formula="of:=[.G3]/0.0254" office:value-type="float" office:value="291.338582677165">
            <text:p>291.3385826772</text:p>
          </table:table-cell>
          <table:table-cell table:number-columns-repeated="4"/>
        </table:table-row>
        <table:table-row table:style-name="ro1">
          <table:table-cell table:formula="of:=25/8" office:value-type="float" office:value="3.125">
            <text:p>3.125</text:p>
          </table:table-cell>
          <table:table-cell table:formula="of:=984.252/8" office:value-type="float" office:value="123.0315">
            <text:p>123.0315</text:p>
          </table:table-cell>
          <table:table-cell/>
          <table:table-cell office:value-type="string">
            <text:p>oben und unten </text:p>
          </table:table-cell>
          <table:table-cell table:formula="of:=(20-3*5.2)/2" office:value-type="float" office:value="2.2">
            <text:p>2.2</text:p>
          </table:table-cell>
          <table:table-cell/>
          <table:table-cell table:formula="of:=2.2+2*5.2" office:value-type="float" office:value="12.6">
            <text:p>12.6</text:p>
          </table:table-cell>
          <table:table-cell table:formula="of:=[.G4]/0.0254" office:value-type="float" office:value="496.062992125984">
            <text:p>496.062992126</text:p>
          </table:table-cell>
          <table:table-cell table:number-columns-repeated="4"/>
        </table:table-row>
        <table:table-row table:style-name="ro1">
          <table:table-cell/>
          <table:table-cell table:formula="of:=[.B4]+2*[.$B$4]" office:value-type="float" office:value="369.0945">
            <text:p>369.0945</text:p>
          </table:table-cell>
          <table:table-cell table:number-columns-repeated="4"/>
          <table:table-cell table:formula="of:=2.2+3*5.2" office:value-type="float" office:value="17.8">
            <text:p>17.8</text:p>
          </table:table-cell>
          <table:table-cell table:formula="of:=[.G5]/0.0254" office:value-type="float" office:value="700.787401574803">
            <text:p>700.7874015748</text:p>
          </table:table-cell>
          <table:table-cell table:number-columns-repeated="4"/>
        </table:table-row>
        <table:table-row table:style-name="ro1">
          <table:table-cell/>
          <table:table-cell table:formula="of:=[.B5]+2*[.$B$4]" office:value-type="float" office:value="615.1575">
            <text:p>615.1575</text:p>
          </table:table-cell>
          <table:table-cell table:number-columns-repeated="4"/>
          <table:table-cell office:value-type="float" office:value="20">
            <text:p>20</text:p>
          </table:table-cell>
          <table:table-cell table:formula="of:=[.G6]/0.0254" office:value-type="float" office:value="787.40157480315">
            <text:p>787.4015748032</text:p>
          </table:table-cell>
          <table:table-cell table:number-columns-repeated="4"/>
        </table:table-row>
        <table:table-row table:style-name="ro1">
          <table:table-cell/>
          <table:table-cell table:formula="of:=[.B6]+2*[.$B$4]" office:value-type="float" office:value="861.2205">
            <text:p>861.2205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formula="of:=1/8000000" office:value-type="float" office:value="0.000000125">
            <text:p>0.000000125</text:p>
          </table:table-cell>
          <table:table-cell table:formula="of:=1*[.B11]" office:value-type="float" office:value="0.000000125">
            <text:p>0.000000125</text:p>
          </table:table-cell>
          <table:table-cell table:formula="of:=256*256*[.C11]" office:value-type="float" office:value="0.008192">
            <text:p>0.008192</text:p>
          </table:table-cell>
          <table:table-cell table:formula="of:=1/[.D11]" office:value-type="float" office:value="122.0703125">
            <text:p>122.0703125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formula="of:=SQRT(3)/2*5.9" office:value-type="float" office:value="5.10954988232819">
            <text:p>5.1095498823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formula="of:=5.2*4" office:value-type="float" office:value="20.8">
            <text:p>20.8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table:formula="of:=100*0.0254*2" office:value-type="float" office:value="5.08">
            <text:p>5.08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5.9/2" office:value-type="float" office:value="2.95">
            <text:p>2.95</text:p>
          </table:table-cell>
          <table:table-cell table:formula="of:=[.E21]/0.0254" office:value-type="float" office:value="116.141732283465">
            <text:p>116.1417322835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table:formula="of:=[.E22]/0.0254" office:value-type="float" office:value="236.220472440945">
            <text:p>236.2204724409</text:p>
          </table:table-cell>
          <table:table-cell/>
          <table:table-cell office:value-type="float" office:value="236">
            <text:p>236</text:p>
          </table:table-cell>
          <table:table-cell table:formula="of:=600+[.H22]" office:value-type="float" office:value="836">
            <text:p>836</text:p>
          </table:table-cell>
          <table:table-cell table:formula="of:=600-236/2" office:value-type="float" office:value="482">
            <text:p>482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236+[.H22]" office:value-type="float" office:value="472">
            <text:p>472</text:p>
          </table:table-cell>
          <table:table-cell table:formula="of:=600+[.H23]" office:value-type="float" office:value="1072">
            <text:p>1072</text:p>
          </table:table-cell>
          <table:table-cell table:formula="of:=236+[.J22]" office:value-type="float" office:value="718">
            <text:p>718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SQRT(5.2*5.2+5.9*5.9)" office:value-type="float" office:value="7.8644770964127">
            <text:p>7.8644770964</text:p>
          </table:table-cell>
          <table:table-cell table:number-columns-repeated="3"/>
          <table:table-cell table:formula="of:=236+[.H23]" office:value-type="float" office:value="708">
            <text:p>708</text:p>
          </table:table-cell>
          <table:table-cell table:formula="of:=600+[.H24]" office:value-type="float" office:value="1308">
            <text:p>1308</text:p>
          </table:table-cell>
          <table:table-cell table:formula="of:=236+[.J23]" office:value-type="float" office:value="954">
            <text:p>954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236+[.H24]" office:value-type="float" office:value="944">
            <text:p>944</text:p>
          </table:table-cell>
          <table:table-cell table:formula="of:=600+[.H25]" office:value-type="float" office:value="1544">
            <text:p>1544</text:p>
          </table:table-cell>
          <table:table-cell table:formula="of:=236+[.J24]" office:value-type="float" office:value="1190">
            <text:p>1190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236+[.H25]" office:value-type="float" office:value="1180">
            <text:p>1180</text:p>
          </table:table-cell>
          <table:table-cell table:formula="of:=600+[.H26]" office:value-type="float" office:value="1780">
            <text:p>1780</text:p>
          </table:table-cell>
          <table:table-cell table:formula="of:=236+[.J25]" office:value-type="float" office:value="1426">
            <text:p>1426</text:p>
          </table:table-cell>
          <table:table-cell table:number-columns-repeated="2"/>
        </table:table-row>
        <table:table-row table:style-name="ro1">
          <table:table-cell table:number-columns-repeated="7"/>
          <table:table-cell table:formula="of:=236+[.H26]" office:value-type="float" office:value="1416">
            <text:p>1416</text:p>
          </table:table-cell>
          <table:table-cell table:formula="of:=600+[.H27]" office:value-type="float" office:value="2016">
            <text:p>2016</text:p>
          </table:table-cell>
          <table:table-cell table:formula="of:=236+[.J26]" office:value-type="float" office:value="1662">
            <text:p>1662</text:p>
          </table:table-cell>
          <table:table-cell table:number-columns-repeated="2"/>
        </table:table-row>
        <table:table-row table:style-name="ro1">
          <table:table-cell table:number-columns-repeated="9"/>
          <table:table-cell table:formula="of:=236+[.J27]" office:value-type="float" office:value="1898">
            <text:p>1898</text:p>
          </table:table-cell>
          <table:table-cell table:number-columns-repeated="2"/>
        </table:table-row>
        <table:table-row table:style-name="ro1" table:number-rows-repeated="4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>
            <text:p>20,8 mm </text:p>
          </table:table-cell>
          <table:table-cell table:style-name="Default" table:formula="of:=20.8-5.9" office:value-type="float" office:value="14.9">
            <text:p>14.9</text:p>
          </table:table-cell>
          <table:table-cell table:style-name="Default" table:formula="of:=[.D33]/3" office:value-type="float" office:value="4.96666666666667">
            <text:p>4.9666666667</text:p>
          </table:table-cell>
          <table:table-cell table:style-name="Default" table:number-columns-repeated="3"/>
          <table:table-cell table:style-name="Default" office:value-type="string">
            <text:p>Reihe 1</text:p>
          </table:table-cell>
          <table:table-cell table:style-name="Default" office:value-type="float" office:value="2.53">
            <text:p>2.53</text:p>
          </table:table-cell>
          <table:table-cell table:formula="of:=ROUND([.J33]/0.0254;3)" office:value-type="float" office:value="99.606">
            <text:p>99.606</text:p>
          </table:table-cell>
          <table:table-cell/>
        </table:table-row>
        <table:table-row table:style-name="ro1">
          <table:table-cell table:style-name="Default" table:number-columns-repeated="8"/>
          <table:table-cell table:style-name="Default" office:value-type="string">
            <text:p>Reihe 2</text:p>
          </table:table-cell>
          <table:table-cell table:style-name="Default" table:formula="of:=[.J33]+4.98" office:value-type="float" office:value="7.51">
            <text:p>7.51</text:p>
          </table:table-cell>
          <table:table-cell table:formula="of:=ROUND([.J34]/0.0254;3)" office:value-type="float" office:value="295.669">
            <text:p>295.669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Default" office:value-type="string">
            <text:p>Höhe:4.98</text:p>
          </table:table-cell>
          <table:table-cell table:style-name="Default"/>
          <table:table-cell table:style-name="Default" table:formula="of:=SQRT(5.9*5.9-4.98*4.98)" office:value-type="float" office:value="3.16379518932563">
            <text:p>3.1637951893</text:p>
          </table:table-cell>
          <table:table-cell table:style-name="Default"/>
          <table:table-cell table:style-name="Default" office:value-type="string">
            <text:p>Reihe 3</text:p>
          </table:table-cell>
          <table:table-cell table:style-name="Default" table:formula="of:=[.J34]+4.98" office:value-type="float" office:value="12.49">
            <text:p>12.49</text:p>
          </table:table-cell>
          <table:table-cell table:formula="of:=ROUND([.J35]/0.0254;3)" office:value-type="float" office:value="491.732">
            <text:p>491.732</text:p>
          </table:table-cell>
          <table:table-cell/>
        </table:table-row>
        <table:table-row table:style-name="ro1">
          <table:table-cell table:style-name="Default" table:number-columns-repeated="4"/>
          <table:table-cell table:style-name="Default" office:value-type="string">
            <text:p>Seitenabstand</text:p>
          </table:table-cell>
          <table:table-cell table:style-name="Default"/>
          <table:table-cell table:style-name="Default" table:formula="of:=3.165*2" office:value-type="float" office:value="6.33">
            <text:p>6.33</text:p>
          </table:table-cell>
          <table:table-cell table:style-name="Default"/>
          <table:table-cell table:style-name="Default" office:value-type="string">
            <text:p>Reihe 4</text:p>
          </table:table-cell>
          <table:table-cell table:style-name="Default" table:formula="of:=[.J35]+4.98" office:value-type="float" office:value="17.47">
            <text:p>17.47</text:p>
          </table:table-cell>
          <table:table-cell table:formula="of:=ROUND([.J36]/0.0254;3)" office:value-type="float" office:value="687.795">
            <text:p>687.795</text:p>
          </table:table-cell>
          <table:table-cell/>
        </table:table-row>
        <table:table-row table:style-name="ro1" table:number-rows-repeated="2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 office:value-type="string">
            <text:p>Gesamtbreite</text:p>
          </table:table-cell>
          <table:table-cell table:style-name="Default" table:formula="of:=4.98*3+5.9" office:value-type="float" office:value="20.84">
            <text:p>20.84</text:p>
          </table:table-cell>
          <table:table-cell table:style-name="Default"/>
          <table:table-cell table:style-name="Default" table:formula="of:=(20-4.98*3)/2" office:value-type="float" office:value="2.53">
            <text:p>2.53</text:p>
          </table:table-cell>
          <table:table-cell table:style-name="Default"/>
          <table:table-cell table:style-name="Default" office:value-type="string">
            <text:p>obere zeile</text:p>
          </table:table-cell>
          <table:table-cell table:style-name="Default" office:value-type="float" office:value="0">
            <text:p>0</text:p>
          </table:table-cell>
          <table:table-cell table:formula="of:=ROUND([.J39]/0.0254;3)" office:value-type="float" office:value="0">
            <text:p>0</text:p>
          </table:table-cell>
          <table:table-cell table:formula="of:=[.K39]+600" office:value-type="float" office:value="600">
            <text:p>600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39]+6.33" office:value-type="float" office:value="6.33">
            <text:p>6.33</text:p>
          </table:table-cell>
          <table:table-cell table:formula="of:=ROUND([.J40]/0.0254;3)" office:value-type="float" office:value="249.213">
            <text:p>249.213</text:p>
          </table:table-cell>
          <table:table-cell table:formula="of:=[.K40]+600" office:value-type="float" office:value="849.213">
            <text:p>849.213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40]+6.33" office:value-type="float" office:value="12.66">
            <text:p>12.66</text:p>
          </table:table-cell>
          <table:table-cell table:formula="of:=ROUND([.J41]/0.0254;3)" office:value-type="float" office:value="498.425">
            <text:p>498.425</text:p>
          </table:table-cell>
          <table:table-cell table:formula="of:=[.K41]+600" office:value-type="float" office:value="1098.425">
            <text:p>1098.425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41]+6.33" office:value-type="float" office:value="18.99">
            <text:p>18.99</text:p>
          </table:table-cell>
          <table:table-cell table:formula="of:=ROUND([.J42]/0.0254;3)" office:value-type="float" office:value="747.638">
            <text:p>747.638</text:p>
          </table:table-cell>
          <table:table-cell table:formula="of:=[.K42]+600" office:value-type="float" office:value="1347.638">
            <text:p>1347.638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42]+6.33" office:value-type="float" office:value="25.32">
            <text:p>25.32</text:p>
          </table:table-cell>
          <table:table-cell table:formula="of:=ROUND([.J43]/0.0254;3)" office:value-type="float" office:value="996.85">
            <text:p>996.85</text:p>
          </table:table-cell>
          <table:table-cell table:formula="of:=[.K43]+600" office:value-type="float" office:value="1596.85">
            <text:p>1596.85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43]+6.33" office:value-type="float" office:value="31.65">
            <text:p>31.65</text:p>
          </table:table-cell>
          <table:table-cell table:formula="of:=ROUND([.J44]/0.0254;3)" office:value-type="float" office:value="1246.063">
            <text:p>1246.063</text:p>
          </table:table-cell>
          <table:table-cell table:formula="of:=[.K44]+600" office:value-type="float" office:value="1846.063">
            <text:p>1846.063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44]+6.33" office:value-type="float" office:value="37.98">
            <text:p>37.98</text:p>
          </table:table-cell>
          <table:table-cell table:formula="of:=ROUND([.J45]/0.0254;3)" office:value-type="float" office:value="1495.276">
            <text:p>1495.276</text:p>
          </table:table-cell>
          <table:table-cell table:formula="of:=[.K45]+600" office:value-type="float" office:value="2095.276">
            <text:p>2095.276</text:p>
          </table:table-cell>
        </table:table-row>
        <table:table-row table:style-name="ro1">
          <table:table-cell table:style-name="Default" table:number-columns-repeated="10"/>
          <table:table-cell table:number-columns-repeated="2"/>
        </table:table-row>
        <table:table-row table:style-name="ro1">
          <table:table-cell table:style-name="Default" table:number-columns-repeated="8"/>
          <table:table-cell table:style-name="Default" office:value-type="string">
            <text:p>untere zeile</text:p>
          </table:table-cell>
          <table:table-cell table:style-name="Default" table:formula="of:=0-6.33/2" office:value-type="float" office:value="-3.165">
            <text:p>-3.165</text:p>
          </table:table-cell>
          <table:table-cell table:formula="of:=ROUND([.J47]/0.0254;3)" office:value-type="float" office:value="-124.606">
            <text:p>-124.606</text:p>
          </table:table-cell>
          <table:table-cell table:formula="of:=[.K47]+600" office:value-type="float" office:value="475.394">
            <text:p>475.394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47]+6.33" office:value-type="float" office:value="3.165">
            <text:p>3.165</text:p>
          </table:table-cell>
          <table:table-cell table:formula="of:=ROUND([.J48]/0.0254;3)" office:value-type="float" office:value="124.606">
            <text:p>124.606</text:p>
          </table:table-cell>
          <table:table-cell table:formula="of:=[.K48]+600" office:value-type="float" office:value="724.606">
            <text:p>724.606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48]+6.33" office:value-type="float" office:value="9.495">
            <text:p>9.495</text:p>
          </table:table-cell>
          <table:table-cell table:formula="of:=ROUND([.J49]/0.0254;3)" office:value-type="float" office:value="373.819">
            <text:p>373.819</text:p>
          </table:table-cell>
          <table:table-cell table:formula="of:=[.K49]+600" office:value-type="float" office:value="973.819">
            <text:p>973.819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49]+6.33" office:value-type="float" office:value="15.825">
            <text:p>15.825</text:p>
          </table:table-cell>
          <table:table-cell table:formula="of:=ROUND([.J50]/0.0254;3)" office:value-type="float" office:value="623.031">
            <text:p>623.031</text:p>
          </table:table-cell>
          <table:table-cell table:formula="of:=[.K50]+600" office:value-type="float" office:value="1223.031">
            <text:p>1223.031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50]+6.33" office:value-type="float" office:value="22.155">
            <text:p>22.155</text:p>
          </table:table-cell>
          <table:table-cell table:formula="of:=ROUND([.J51]/0.0254;3)" office:value-type="float" office:value="872.244">
            <text:p>872.244</text:p>
          </table:table-cell>
          <table:table-cell table:formula="of:=[.K51]+600" office:value-type="float" office:value="1472.244">
            <text:p>1472.244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51]+6.33" office:value-type="float" office:value="28.485">
            <text:p>28.485</text:p>
          </table:table-cell>
          <table:table-cell table:formula="of:=ROUND([.J52]/0.0254;3)" office:value-type="float" office:value="1121.457">
            <text:p>1121.457</text:p>
          </table:table-cell>
          <table:table-cell table:formula="of:=[.K52]+600" office:value-type="float" office:value="1721.457">
            <text:p>1721.457</text:p>
          </table:table-cell>
        </table:table-row>
        <table:table-row table:style-name="ro1">
          <table:table-cell table:style-name="Default" table:number-columns-repeated="9"/>
          <table:table-cell table:style-name="Default" table:formula="of:=[.J52]+6.33" office:value-type="float" office:value="34.815">
            <text:p>34.815</text:p>
          </table:table-cell>
          <table:table-cell table:formula="of:=ROUND([.J53]/0.0254;3)" office:value-type="float" office:value="1370.669">
            <text:p>1370.669</text:p>
          </table:table-cell>
          <table:table-cell table:formula="of:=[.K53]+600" office:value-type="float" office:value="1970.669">
            <text:p>1970.669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10/06/2011</text:date>, <text:time>01:32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igalex </meta:initial-creator>
    <meta:creation-date>2011-09-29T14:30:18</meta:creation-date>
    <dc:date>2011-10-06T01:32:18</dc:date>
    <dc:creator>bigalex </dc:creator>
    <meta:editing-duration>PT8H51M20S</meta:editing-duration>
    <meta:editing-cycles>12</meta:editing-cycles>
    <meta:generator>LibreOffice/3.3$Linux LibreOffice_project/330m19$Build-301</meta:generator>
    <meta:document-statistic meta:table-count="3" meta:cell-count="245" meta:object-count="0"/>
  </office:meta>
</office:document-meta>
</file>